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2" style:family="paragraph" style:parent-style-name="Standard">
      <style:text-properties officeooo:paragraph-rsid="00028003"/>
    </style:style>
    <style:style style:name="T1" style:family="text">
      <style:text-properties fo:color="#000000" loext:opacity="100%" style:font-name="Cascadia Mono" fo:font-size="9.5pt" style:font-size-asian="9.5pt" fo:background-color="#ffffff"/>
    </style:style>
    <style:style style:name="T2" style:family="text">
      <style:text-properties fo:color="#000000" loext:opacity="100%" style:font-name="Cascadia Mono" fo:font-size="9.5pt" officeooo:rsid="0000b623" style:font-size-asian="9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A weboldal működésének célja a szélesebb látogatókör kiszolgálása alkatrészellátás és szervizszolgáltatás szintjén.</text:span></text:p>
      <text:p text:style-name="Standard" loext:marker-style-name="T1"><text:span text:style-name="T1">Az oldal felépítésének leírása, menüpontok elrendezése alapján balról, jobbra:</text:span><text:span text:style-name="T1"/></text:p>
      <text:p text:style-name="P1" loext:marker-style-name="T1"/>
      <text:p text:style-name="Standard" loext:marker-style-name="T1"><text:span text:style-name="T1">"Szolgáltatások" menüpontban található két almenü:</text:span><text:span text:style-name="T1"/></text:p>
      <text:p text:style-name="P1" loext:marker-style-name="T1"/>
      <text:p text:style-name="Standard" loext:marker-style-name="T1"><text:span text:style-name="T1">-"Szerviz időpontfoglalás"</text:span></text:p>
      <text:p text:style-name="P1" loext:marker-style-name="T1"/>
      <text:p text:style-name="Standard" loext:marker-style-name="T1"><text:span text:style-name="T1">A vállalat egyik fő szolgáltatása motorkerékpárok szervizelése, javítása, vizsgáztatása. </text:span></text:p>
      <text:p text:style-name="Standard" loext:marker-style-name="T1"><text:span text:style-name="T1">A szolgáltatások igénybevételének lehetséges módja az elektronikus időpontfoglalás. </text:span></text:p>
      <text:p text:style-name="Standard" loext:marker-style-name="T1"><text:span text:style-name="T1">Az erre célra készített alkalmazásban a látogatók egy aktuális naptárat kapnak, melyben világosan látható, hogy a jelen évben melyik napokon van a munkatársainknak szabad időpontjuk a munka elvégzésére.</text:span></text:p>
      <text:p text:style-name="Standard" loext:marker-style-name="T1"><text:span text:style-name="T1">A naptár felsőrészében található szín magyarázat ad segítséget a megfelelő időpont kiválasztásához.</text:span></text:p>
      <text:p text:style-name="P1" loext:marker-style-name="T1"/>
      <text:p text:style-name="Standard" loext:marker-style-name="T1"><text:span text:style-name="T1">E-szerint a</text:span></text:p>
      <text:p text:style-name="Standard" loext:marker-style-name="T1"><text:span text:style-name="T1"><text:tab/>- pirossal jelzett napokra nem tervezhető szerviz, ezek a napok ünnepnapok,</text:span></text:p>
      <text:p text:style-name="Standard" loext:marker-style-name="T1"><text:span text:style-name="T1"><text:tab/>- narancs színű napokra sem tervezhető szerviz, ezek hétvégék,</text:span><text:span text:style-name="T1"/></text:p>
      <text:p text:style-name="Standard" loext:marker-style-name="T1"><text:span text:style-name="T1"><text:tab/>- sötét szürke jelzésű napok munkanapok ugyan, de már nincs szabad időpont,</text:span><text:span text:style-name="T1"/></text:p>
      <text:p text:style-name="Standard" loext:marker-style-name="T1"><text:span text:style-name="T1"><text:tab/>- világos szürke jelzéssel az elmúlt időszak van jelezve,</text:span><text:span text:style-name="T1"/></text:p>
      <text:p text:style-name="Standard" loext:marker-style-name="T1"><text:span text:style-name="T1"><text:tab/>- zöld jelzéssel pedig azok a munkanapok, melyekre lehetséges a tervezés.</text:span><text:span text:style-name="T1"/></text:p>
      <text:p text:style-name="P1" loext:marker-style-name="T1"/>
      <text:p text:style-name="Standard" loext:marker-style-name="T1"><text:span text:style-name="T1">A naptár hétvégéit az aktuális éves naptárból hozza létre a rendszer, de az ünnepnapokat, esetleges munkanap áthelyezéseket a MotoLandAdmin asztali alkalmazásban</text:span></text:p>
      <text:p text:style-name="Standard" loext:marker-style-name="T1"><text:span text:style-name="T1">kell előre rögzíteni. A rögzítési folyamatról a MotoLandAdmin idevágó részben olvashat.</text:span></text:p>
      <text:p text:style-name="P1" loext:marker-style-name="T1"/>
      <text:p text:style-name="Standard" loext:marker-style-name="T1"><text:span text:style-name="T1">A munkanapra való k</text:span><text:span text:style-name="T2">iválasztás</text:span><text:span text:style-name="T1"> esetén egy rövid űrlap jelenik meg, mely felső két mezőjében megtalálható a kiválasztott dátum és a dátumnak megfelelő nap.</text:span></text:p>
      <text:p text:style-name="P2" loext:marker-style-name="T1"><text:span text:style-name="T1">Bejelentkezett felhasználó esetén automatikusan kitöltődik a név, telefonszám és </text:span></text:p>
      <text:p text:style-name="P2" loext:marker-style-name="T1"><text:span text:style-name="T1">e-mail-cím mező, de ezek a mezők módosíthatók más személy adataira.</text:span></text:p>
      <text:p text:style-name="Standard" loext:marker-style-name="T1"><text:span text:style-name="T1">Bejelentkezett és nem bejelentkezett felhasználók esetén is minden mező kitöltése kötelező.</text:span></text:p>
      <text:p text:style-name="P1" loext:marker-style-name="T1"/>
      <text:p text:style-name="Standard" loext:marker-style-name="T1"><text:span text:style-name="T1">Az űrlap kitöltése nem következményezi az időpont automatikus foglalását, tehát az űrlap elküldésével a kiválasztott munkanap nem kap sötétszürke jelzést, de mindenképp kap egy aktuális date/time időbélyeget, mellyel foglalási sorrend lesz felállítva az adminisztrációs felületen.</text:span></text:p>
      <text:p text:style-name="Standard" loext:marker-style-name="T1"><text:span text:style-name="T1">Az űrlap elküldésével a megrendelő egy megerősítő üzenetet kap az űrlapban feltüntetett e-mail-címére.</text:span></text:p>
      <text:p text:style-name="P1" loext:marker-style-name="T1"/>
      <text:p text:style-name="Standard" loext:marker-style-name="T1"><text:span text:style-name="T1">Az adminisztrációs felületen megjelenő űrlap adatai alapján a szerviz munkatársa a megadott telefonszámon visszahívja a megrendelőt, további egyeztetés és adatok felvétele után egy részletesebb adatlapon rögzíti a szükséges adatokat és véglegesíti a foglalt időpontot, mely egy frissítés után a naptárban már szürke színnel jelenik meg.</text:span></text:p>
      <text:p text:style-name="P1" loext:marker-style-name="T1"/>
      <text:p text:style-name="Standard" loext:marker-style-name="T1"><text:span text:style-name="T1">A szürke színnel megjelenő, foglalt időpontra ezek után már nem lehet másik időpontot rögzíteni.</text:span></text:p>
      <text:p text:style-name="P1" loext:marker-style-name="T1"/>
      <text:p text:style-name="Standard"><text:span text:style-name="T1">-"Alkatrészrendelés"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2T12:05:25.601000000</meta:creation-date>
    <dc:date>2026-03-12T12:11:59.737000000</dc:date>
    <meta:editing-duration>PT6M33S</meta:editing-duration>
    <meta:editing-cycles>2</meta:editing-cycles>
    <meta:generator>LibreOffice/7.5.8.2$Windows_X86_64 LibreOffice_project/f718d63693263970429a68f568db6046aaa9df01</meta:generator>
    <meta:document-statistic meta:table-count="0" meta:image-count="0" meta:object-count="0" meta:page-count="1" meta:paragraph-count="25" meta:word-count="332" meta:character-count="2575" meta:non-whitespace-character-count="2260"/>
  </office:meta>
</office:document-meta>
</file>